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list-style-name="L1"/>
    <style:style style:name="P2" style:family="paragraph" style:list-style-name="L2"/>
    <style:style style:name="P3" style:family="paragraph" style:list-style-name="L3"/>
    <style:style style:name="P4" style:family="paragraph" style:list-style-name="L4"/>
    <style:style style:name="P5" style:family="paragraph" style:list-style-name="L5"/>
    <style:style style:name="P6" style:family="paragraph" style:list-style-name="L6"/>
    <style:style style:name="P7" style:family="paragraph" style:list-style-name="L7"/>
    <style:style style:name="P8" style:family="paragraph" style:list-style-name="L8"/>
    <style:style style:name="P9" style:family="paragraph" style:list-style-name="L9"/>
    <style:style style:name="T1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Guía para Estudiantes: Exploración y Configuración de Odoo con Docker</text:h>
      <text:p text:style-name="Text_20_body"><text:span text:style-name="Strong_20_Emphasis">Objetivo:</text:span> Esta guía está diseñada para ayudarte a familiarizarte con la interfaz y funcionalidades básicas de Odoo ERP, así como para realizar configuraciones iniciales y prácticas con módulos básicos. Al final de estas actividades, deberás proporcionar capturas de pantalla como evidencia de tu trabajo.</text:p>
      <text:p text:style-name="Horizontal_20_Line"/>
      <text:h text:style-name="Heading_20_3" text:outline-level="3">Parte 1: Exploración de la Interfaz de Odoo (2 horas)</text:h>
      <text:p text:style-name="Text_20_body"><text:span text:style-name="Strong_20_Emphasis">Objetivos específicos:</text:span></text:p>
      <text:list text:style-name="L1">
        <text:list-item>
          <text:p text:style-name="Text_20_body">Familiarizarte con el entorno de trabajo de Odoo.</text:p>
        </text:list-item>
        <text:list-item>
          <text:p text:style-name="Text_20_body">Aprender a navegar por las diferentes secciones y configuraciones.</text:p>
        </text:list-item>
        <text:list-item>
          <text:p text:style-name="Text_20_body">Realizar tareas básicas como la creación de usuarios y gestión de clientes y proveedores.</text:p>
        </text:list-item>
      </text:list>
      <text:p text:style-name="Text_20_body"><text:span text:style-name="Strong_20_Emphasis">Tareas:</text:span></text:p>
      <text:list text:style-name="L2">
        <text:list-item>
          <text:p text:style-name="Text_20_body"><text:span text:style-name="Strong_20_Emphasis">Navegación General:</text:span></text:p>
          <text:list>
            <text:list-item>
              <text:p text:style-name="Text_20_body">Inicia sesión en Odoo y realiza un recorrido por el dashboard principal.</text:p>
            </text:list-item>
            <text:list-item>
              <text:p text:style-name="Text_20_body">Explora los menús principales y los accesos directos disponibles.</text:p>
            </text:list-item>
          </text:list>
        </text:list-item>
        <text:list-item>
          <text:p text:style-name="Text_20_body"><text:span text:style-name="Strong_20_Emphasis">Gestión de Usuarios:</text:span></text:p>
          <text:list>
            <text:list-item>
              <text:p text:style-name="Text_20_body">Ve a la configuración y crea un nuevo usuario. Asigna roles y permisos pertinentes.</text:p>
            </text:list-item>
          </text:list>
        </text:list-item>
        <text:list-item>
          <text:p text:style-name="Text_20_body"><text:span text:style-name="Strong_20_Emphasis">Gestión de Clientes:</text:span></text:p>
          <text:list>
            <text:list-item>
              <text:p text:style-name="Text_20_body">Accede al módulo de Ventas y navega a la sección de clientes.</text:p>
            </text:list-item>
            <text:list-item>
              <text:p text:style-name="Text_20_body">Crea un cliente nuevo, llenando todos los detalles relevantes.</text:p>
            </text:list-item>
          </text:list>
        </text:list-item>
        <text:list-item>
          <text:p text:style-name="Text_20_body"><text:span text:style-name="Strong_20_Emphasis">Gestión de Productos:</text:span></text:p>
          <text:list>
            <text:list-item>
              <text:p text:style-name="Text_20_body">Dirígete al módulo de Inventario y explora la lista de productos.</text:p>
            </text:list-item>
            <text:list-item>
              <text:p text:style-name="Text_20_body">Añade un nuevo producto con su información correspondiente.</text:p>
            </text:list-item>
          </text:list>
        </text:list-item>
        <text:list-item>
          <text:p text:style-name="Text_20_body"><text:span text:style-name="Strong_20_Emphasis">Gestión de Proveedores:</text:span></text:p>
          <text:list>
            <text:list-item>
              <text:p text:style-name="Text_20_body">Dentro del módulo de Compras, localiza la sección de proveedores.</text:p>
            </text:list-item>
            <text:list-item>
              <text:p text:style-name="Text_20_body">Registra un nuevo proveedor detallando su información.</text:p>
            </text:list-item>
          </text:list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Entregables:</text:span></text:p>
      <text:list text:style-name="L3">
        <text:list-item>
          <text:p text:style-name="Text_20_body">Capturas de pantalla de cada uno de los pasos realizados (Dashboard, Creación de Usuario, Cliente Nuevo, Producto Nuevo, Proveedor Nuevo).</text:p>
        </text:list-item>
      </text:list>
      <text:p text:style-name="Horizontal_20_Line"/>
      <text:h text:style-name="Heading_20_3" text:outline-level="3">Parte 2: Configuración Inicial y Módulos Básicos (4 horas)</text:h>
      <text:p text:style-name="Text_20_body"><text:span text:style-name="Strong_20_Emphasis">Objetivos específicos:</text:span></text:p>
      <text:list text:style-name="L4">
        <text:list-item>
          <text:p text:style-name="Text_20_body">Configurar un módulo específico y entender su estructura y funcionalidad.</text:p>
        </text:list-item>
        <text:list-item>
          <text:p text:style-name="Text_20_body">Instalar y configurar módulos adicionales que serán necesarios para las prácticas futuras.</text:p>
        </text:list-item>
      </text:list>
      <text:p text:style-name="Text_20_body"><text:span text:style-name="Strong_20_Emphasis">Tareas:</text:span></text:p>
      <text:list text:style-name="L5">
        <text:list-item>
          <text:p text:style-name="Text_20_body"><text:span text:style-name="Strong_20_Emphasis">Configuración del Módulo de Ventas:</text:span></text:p>
          <text:list>
            <text:list-item>
              <text:p text:style-name="Text_20_body">Instala el módulo de Ventas si aún no está activo.</text:p>
            </text:list-item>
            <text:list-item>
              <text:p text:style-name="Text_20_body">Configura las opciones básicas del módulo, como condiciones de pago y métodos de entrega.</text:p>
            </text:list-item>
          </text:list>
        </text:list-item>
        <text:list-item>
          <text:p text:style-name="Text_20_body"><text:span text:style-name="Strong_20_Emphasis">Instalación de Módulos Adicionales:</text:span></text:p>
          <text:list>
            <text:list-item>
              <text:p text:style-name="Text_20_body">Identifica otros módulos que puedan ser relevantes para tu práctica (por ejemplo, CRM, Inventario, etc.).</text:p>
            </text:list-item>
            <text:list-item>
              <text:p text:style-name="Text_20_body">Procede con la instalación de estos módulos siguiendo los pasos adecuados.</text:p>
            </text:list-item>
          </text:list>
        </text:list-item>
      </text:list>
      <text:p text:style-name="Text_20_body"><text:span text:style-name="Strong_20_Emphasis">Entregables:</text:span></text:p>
      <text:list text:style-name="L6">
        <text:list-item>
          <text:p text:style-name="Text_20_body">Capturas de pantalla de la configuración del módulo de Ventas y de los módulos adicionales instalados.</text:p>
        </text:list-item>
      </text:list>
      <text:p text:style-name="Horizontal_20_Line"/>
      <text:h text:style-name="Heading_20_3" text:outline-level="3">Parte 3: Ejercicios Prácticos (6 horas)</text:h>
      <text:p text:style-name="Text_20_body"><text:span text:style-name="Strong_20_Emphasis">Objetivos específicos:</text:span></text:p>
      <text:list text:style-name="L7">
        <text:list-item>
          <text:p text:style-name="Text_20_body">Aplicar los conocimientos adquiridos para realizar procesos empresariales básicos dentro de Odoo.</text:p>
        </text:list-item>
      </text:list>
      <text:p text:style-name="Text_20_body"><text:span text:style-name="Strong_20_Emphasis">Tareas:</text:span></text:p>
      <text:list text:style-name="L8">
        <text:list-item>
          <text:p text:style-name="Text_20_body"><text:span text:style-name="Strong_20_Emphasis">Órdenes de Venta:</text:span></text:p>
          <text:list>
            <text:list-item>
              <text:p text:style-name="Text_20_body">Crea una orden de venta. Selecciona un cliente y añade varios productos.</text:p>
            </text:list-item>
            <text:list-item>
              <text:p text:style-name="Text_20_body">Confirma la venta y realiza el seguimiento hasta la entrega del producto.</text:p>
            </text:list-item>
          </text:list>
        </text:list-item>
        <text:list-item>
          <text:p text:style-name="Text_20_body"><text:span text:style-name="Strong_20_Emphasis">Facturación:</text:span></text:p>
          <text:list>
            <text:list-item>
              <text:p text:style-name="Text_20_body">Genera la factura correspondiente a la orden de venta realizada.</text:p>
            </text:list-item>
            <text:list-item>
              <text:p text:style-name="Text_20_body">Registra el pago de la factura.</text:p>
            </text:list-item>
          </text:list>
        </text:list-item>
        <text:list-item>
          <text:p text:style-name="Text_20_body"><text:span text:style-name="Strong_20_Emphasis">Procesos de Compra:</text:span></text:p>
          <text:list>
            <text:list-item>
              <text:p text:style-name="Text_20_body"><text:soft-page-break/>Crea una solicitud de cotización a un proveedor.</text:p>
            </text:list-item>
            <text:list-item>
              <text:p text:style-name="Text_20_body">Convierte la cotización en orden de compra y confirma la recepción de los productos.</text:p>
            </text:list-item>
          </text:list>
        </text:list-item>
        <text:list-item>
          <text:p text:style-name="Text_20_body"><text:span text:style-name="Strong_20_Emphasis">Seguimiento en el CRM:</text:span></text:p>
          <text:list>
            <text:list-item>
              <text:p text:style-name="Text_20_body">Navega al módulo de CRM y crea una oportunidad.</text:p>
            </text:list-item>
            <text:list-item>
              <text:p text:style-name="Text_20_body">Lleva a cabo el proceso de seguimiento hasta convertirlo en una venta.</text:p>
            </text:list-item>
          </text:list>
        </text:list-item>
      </text:list>
      <text:p text:style-name="Text_20_body"><text:span text:style-name="Strong_20_Emphasis">Entregables:</text:span></text:p>
      <text:list text:style-name="L9">
        <text:list-item>
          <text:p text:style-name="Text_20_body">Capturas de pantalla del proceso de creación y seguimiento de la orden de venta, registro de la factura y su pago, la orden de compra y el seguimiento de la oportunidad en el CRM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3:25:17.057977747</meta:creation-date>
    <meta:generator>LibreOffice/7.4.7.2$Linux_X86_64 LibreOffice_project/40$Build-2</meta:generator>
    <dc:date>2023-11-09T13:29:54.988901826</dc:date>
    <meta:editing-duration>PT4M37S</meta:editing-duration>
    <meta:editing-cycles>2</meta:editing-cycles>
    <meta:document-statistic meta:table-count="0" meta:image-count="0" meta:object-count="0" meta:page-count="3" meta:paragraph-count="55" meta:word-count="526" meta:character-count="3217" meta:non-whitespace-character-count="2787"/>
  </office:meta>
</office:document-meta>
</file>